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/>
        </table:table-row>
        <table:table-row table:style-name="ro3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3100" calcext:value-type="float">
            <text:p>3100</text:p>
          </table:table-cell>
          <table:table-cell table:formula="of:=SUM([.J2];[.J38];[.J39];[.J40];[.J41];[.J42])" office:value-type="float" office:value="91700" calcext:value-type="float">
            <text:p>91700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3" office:value-type="float" office:value="-2250" calcext:value-type="float">
            <text:p>-2250</text:p>
          </table:table-cell>
          <table:table-cell table:formula="of:=SUM([.G3])" office:value-type="float" office:value="48200" calcext:value-type="float">
            <text:p>48200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3" office:value-type="float" office:value="-2300" calcext:value-type="float">
            <text:p>-2300</text:p>
          </table:table-cell>
          <table:table-cell table:formula="of:=[.K4]-[.K5]" office:value-type="float" office:value="43500" calcext:value-type="float">
            <text:p>43500</text:p>
          </table:table-cell>
        </table:table-row>
        <table:table-row table:style-name="ro3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8600" calcext:value-type="float">
            <text:p>186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58" office:value-type="float" office:value="7950" calcext:value-type="float">
            <text:p>795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00" calcext:value-type="float">
            <text:p>11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3" office:value-type="float" office:value="-3000" calcext:value-type="float">
            <text:p>-30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3" office:value-type="float" office:value="-500" calcext:value-type="float">
            <text:p>-5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23" office:value-type="float" office:value="-14500" calcext:value-type="float">
            <text:p>-145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400" calcext:value-type="float">
            <text:p>400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3" office:value-type="float" office:value="-400" calcext:value-type="float">
            <text:p>-400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50" calcext:value-type="float">
            <text:p>150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000" calcext:value-type="float">
            <text:p>300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3" office:value-type="float" office:value="-2350" calcext:value-type="float">
            <text:p>-235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9700" calcext:value-type="float">
            <text:p>9700</text:p>
          </table:table-cell>
          <table:table-cell/>
        </table:table-row>
        <table:table-row table:style-name="ro3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6850" calcext:value-type="float">
            <text:p>6850</text:p>
          </table:table-cell>
          <table:table-cell/>
        </table:table-row>
        <table:table-row table:style-name="ro3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600" calcext:value-type="float">
            <text:p>5600</text:p>
          </table:table-cell>
          <table:table-cell/>
        </table:table-row>
        <table:table-row table:style-name="ro3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950" calcext:value-type="float">
            <text:p>5950</text:p>
          </table:table-cell>
          <table:table-cell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650" calcext:value-type="float">
            <text:p>650</text:p>
          </table:table-cell>
          <table:table-cell/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2650" calcext:value-type="float">
            <text:p>265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3" office:value-type="float" office:value="-2050" calcext:value-type="float">
            <text:p>-205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3" office:value-type="float" office:value="-1300" calcext:value-type="float">
            <text:p>-130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6300" calcext:value-type="float">
            <text:p>630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7300" calcext:value-type="float">
            <text:p>730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3" office:value-type="float" office:value="-700" calcext:value-type="float">
            <text:p>-700</text:p>
          </table:table-cell>
          <table:table-cell/>
        </table:table-row>
        <table:table-row table:style-name="ro3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</table:table-row>
        <table:table-row table:style-name="ro3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3" office:value-type="float" office:value="-700" calcext:value-type="float">
            <text:p>-700</text:p>
          </table:table-cell>
          <table:table-cell/>
        </table:table-row>
        <table:table-row table:style-name="ro3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2"/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number-columns-repeated="2"/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3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table:number-columns-repeated="4"/>
          <table:table-cell table:style-name="ce15" table:formula="of:=SUM([.B38:.F38])" office:value-type="float" office:value="8400" calcext:value-type="float">
            <text:p>84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/>
        </table:table-row>
        <table:table-row table:style-name="ro3">
          <table:table-cell table:number-columns-repeated="7"/>
          <table:table-cell table:formula="of:=SUM([.B66:.F66])" office:value-type="float" office:value="420" calcext:value-type="float">
            <text:p>420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3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6:.F66])" office:value-type="float" office:value="420" calcext:value-type="float">
            <text:p>420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6:.F66])" office:value-type="float" office:value="420" calcext:value-type="float">
            <text:p>420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/>
        </table:table-row>
        <table:table-row table:style-name="ro3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table:formula="of:=SUM([.C66:.F66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/>
        </table:table-row>
        <table:table-row table:style-name="ro3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6:.F66])" office:value-type="float" office:value="420" calcext:value-type="float">
            <text:p>420</text:p>
          </table:table-cell>
          <table:table-cell table:style-name="ce40"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6:.F66])" office:value-type="float" office:value="420" calcext:value-type="float">
            <text:p>420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table:formula="of:=SUM([.B66:.F66])" office:value-type="float" office:value="420" calcext:value-type="float">
            <text:p>420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 Tina</text:p>
          </table:table-cell>
          <table:table-cell/>
          <table:table-cell table:style-name="ce16"/>
          <table:table-cell table:number-columns-repeated="3"/>
          <table:table-cell table:formula="of:=SUM([.C66:.F66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 Նաիրա</text:p>
          </table:table-cell>
          <table:table-cell table:number-columns-repeated="5"/>
          <table:table-cell table:formula="of:=SUM([.B66:.F66])" office:value-type="float" office:value="420" calcext:value-type="float">
            <text:p>42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 Թամարա</text:p>
          </table:table-cell>
          <table:table-cell table:number-columns-repeated="5"/>
          <table:table-cell table:formula="of:=SUM([.C66:.F66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66:.F66])" office:value-type="float" office:value="420" calcext:value-type="float">
            <text:p>420</text:p>
          </table:table-cell>
          <table:table-cell office:value-type="string" calcext:value-type="string">
            <text:p>Մհեր</text:p>
          </table:table-cell>
          <table:table-cell table:number-columns-repeated="2"/>
        </table:table-row>
        <table:table-row table:style-name="ro3">
          <table:table-cell/>
          <table:table-cell table:style-name="ce16" office:value-type="string" calcext:value-type="string">
            <text:p>+ Artsvi</text:p>
          </table:table-cell>
          <table:table-cell table:number-columns-repeated="5"/>
          <table:table-cell table:formula="of:=SUM([.B66:.F66])" office:value-type="float" office:value="420" calcext:value-type="float">
            <text:p>420</text:p>
          </table:table-cell>
          <table:table-cell table:style-name="ce40" office:value-type="string" calcext:value-type="string">
            <text:p>Տարո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6:.F66])" office:value-type="float" office:value="420" calcext:value-type="float">
            <text:p>420</text:p>
          </table:table-cell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6:.F66])" office:value-type="float" office:value="420" calcext:value-type="float">
            <text:p>42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6:.D66])" office:value-type="float" office:value="420" calcext:value-type="float">
            <text:p>420</text:p>
          </table:table-cell>
          <table:table-cell office:value-type="string" calcext:value-type="string">
            <text:p>Վահ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6];[.C66];[.D66];[.F66])" office:value-type="float" office:value="420" calcext:value-type="float">
            <text:p>420</text:p>
          </table:table-cell>
          <table:table-cell office:value-type="string" calcext:value-type="string">
            <text:p>Տաթև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6:.D66];[.E66])" office:value-type="float" office:value="420" calcext:value-type="float">
            <text:p>420</text:p>
          </table:table-cell>
          <table:table-cell office:value-type="string" calcext:value-type="string">
            <text:p>Մովսես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66];[.F66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6:.F66])" office:value-type="float" office:value="420" calcext:value-type="float">
            <text:p>420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6:.F66])" office:value-type="float" office:value="420" calcext:value-type="float">
            <text:p>420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6:.F66])" office:value-type="float" office:value="420" calcext:value-type="float">
            <text:p>420</text:p>
          </table:table-cell>
          <table:table-cell office:value-type="string" calcext:value-type="string">
            <text:p>Edga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6:.F66])" office:value-type="float" office:value="420" calcext:value-type="float">
            <text:p>420</text:p>
          </table:table-cell>
          <table:table-cell office:value-type="string" calcext:value-type="string">
            <text:p>Hasmik K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6:.F66])" office:value-type="float" office:value="420" calcext:value-type="float">
            <text:p>420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7000" calcext:value-type="float">
            <text:p>7000</text:p>
          </table:table-cell>
          <table:table-cell/>
        </table:table-row>
        <table:table-row table:style-name="ro3">
          <table:table-cell table:number-columns-repeated="7"/>
          <table:table-cell table:formula="of:=SUM([.B66];[.C66];[.D66];[.F66])" office:value-type="float" office:value="420" calcext:value-type="float">
            <text:p>420</text:p>
          </table:table-cell>
          <table:table-cell office:value-type="string" calcext:value-type="string">
            <text:p>Ani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6:.D66];[.F66])" office:value-type="float" office:value="420" calcext:value-type="float">
            <text:p>420</text:p>
          </table:table-cell>
          <table:table-cell office:value-type="string" calcext:value-type="string">
            <text:p>Araks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66:.F66])" office:value-type="float" office:value="420" calcext:value-type="float">
            <text:p>420</text:p>
          </table:table-cell>
          <table:table-cell office:value-type="string" calcext:value-type="string">
            <text:p>Meruj</text:p>
          </table:table-cell>
          <table:table-cell table:number-columns-repeated="2"/>
        </table:table-row>
        <table:table-row table:style-name="ro3">
          <table:table-cell/>
          <table:table-cell table:formula="of:=[.B38]/20" office:value-type="float" office:value="420" calcext:value-type="float">
            <text:p>420</text:p>
          </table:table-cell>
          <table:table-cell table:formula="of:=[.C38]/21" office:value-type="float" office:value="0" calcext:value-type="float">
            <text:p>0</text:p>
          </table:table-cell>
          <table:table-cell table:formula="of:=[.D38]/21" office:value-type="float" office:value="0" calcext:value-type="float">
            <text:p>0</text:p>
          </table:table-cell>
          <table:table-cell table:formula="of:=[.E38]/21" office:value-type="float" office:value="0" calcext:value-type="float">
            <text:p>0</text:p>
          </table:table-cell>
          <table:table-cell table:formula="of:=[.F38]/21" office:value-type="float" office:value="0" calcext:value-type="float">
            <text:p>0</text:p>
          </table:table-cell>
          <table:table-cell/>
          <table:table-cell table:formula="of:=SUM([.D66])"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  <table:table-row table:style-name="ro3">
          <table:table-cell table:number-columns-repeated="7"/>
          <table:table-cell table:style-name="ce15" table:formula="of:=SUM([.H39:.H66])" office:value-type="float" office:value="9240" calcext:value-type="float">
            <text:p>9240</text:p>
          </table:table-cell>
          <table:table-cell table:style-name="ce2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 style:data-style-name="N2" text:time-value="17:56:00.1659402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6-06T18:01:26.843253505</dc:date>
    <meta:editing-duration>P7DT13H48M20S</meta:editing-duration>
    <meta:editing-cycles>2565</meta:editing-cycles>
    <meta:generator>LibreOffice/4.2.8.2$Linux_X86_64 LibreOffice_project/420m0$Build-2</meta:generator>
    <meta:document-statistic meta:table-count="15" meta:cell-count="6476" meta:object-count="0"/>
  </office:meta>
</office:document-meta>
</file>